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19d90" officeooo:paragraph-rsid="00019d90"/>
    </style:style>
    <style:style style:name="P2" style:family="paragraph" style:parent-style-name="Standard">
      <style:text-properties fo:font-style="italic" fo:font-weight="bold" officeooo:rsid="00019d90" officeooo:paragraph-rsid="00019d9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019d90" officeooo:paragraph-rsid="00019d9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808080" style:font-name="Monospace" fo:font-size="10pt" style:font-size-asian="10pt"/>
    </style:style>
    <style:style style:name="T2" style:family="text">
      <style:text-properties fo:color="#03a8d8" style:font-name="Monospace" fo:font-size="10pt" fo:font-weight="bold" style:font-size-asian="10pt" style:font-weight-asian="bold"/>
    </style:style>
    <style:style style:name="T3" style:family="text">
      <style:text-properties fo:color="#d9e8f7" style:font-name="Monospace" fo:font-size="10pt" style:font-size-asian="10pt"/>
    </style:style>
    <style:style style:name="T4" style:family="text">
      <style:text-properties style:use-window-font-color="true" style:font-name="Monospace" fo:font-size="10pt" style:font-size-asian="10pt"/>
    </style:style>
    <style:style style:name="T5" style:family="text">
      <style:text-properties style:use-window-font-color="true" style:font-name="Monospace" fo:font-size="10pt" fo:font-style="italic" fo:font-weight="bold" officeooo:rsid="0003006c" style:font-size-asian="10pt" style:font-style-asian="italic" style:font-weight-asian="bold" style:font-style-complex="italic" style:font-weight-complex="bold"/>
    </style:style>
    <style:style style:name="T6" style:family="text">
      <style:text-properties style:use-window-font-color="true" style:font-name="Monospace" fo:font-size="10pt" fo:font-style="normal" fo:font-weight="bold" officeooo:rsid="0003006c" style:font-size-asian="10pt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n the testing project folder use the following commands</text:p>
      <text:p text:style-name="P1"/>
      <text:p text:style-name="P2">mvn clean </text:p>
      <text:p text:style-name="P2">mvn install</text:p>
      <text:p text:style-name="P3"/>
      <text:p text:style-name="P3">that should compile the maven jar for the dependency below. </text:p>
      <text:p text:style-name="P1"/>
      <text:p text:style-name="P1"/>
      <text:p text:style-name="P1">Add the following things to the pom.xml of the downloaded project you are running our program on </text:p>
      <text:p text:style-name="P1"/>
      <text:p text:style-name="P1"><text:span text:style-name="T3"><text:s text:c="4"/></text:span><text:span text:style-name="T1">&lt;</text:span><text:span text:style-name="T2">dependency</text:span><text:span text:style-name="T1">&gt;</text:span></text:p>
      <text:p text:style-name="P4"><text:span text:style-name="T3"><text:s text:c="4"/><text:tab/></text:span><text:span text:style-name="T1">&lt;</text:span><text:span text:style-name="T2">groupId</text:span><text:span text:style-name="T1">&gt;</text:span><text:span text:style-name="T3">Testing_Project</text:span><text:span text:style-name="T1">&lt;/</text:span><text:span text:style-name="T2">groupId</text:span><text:span text:style-name="T1">&gt;</text:span></text:p>
      <text:p text:style-name="P4"><text:span text:style-name="T3"><text:s text:c="4"/><text:tab/></text:span><text:span text:style-name="T1">&lt;</text:span><text:span text:style-name="T2">artifactId</text:span><text:span text:style-name="T1">&gt;</text:span><text:span text:style-name="T3">Testing_Project</text:span><text:span text:style-name="T1">&lt;/</text:span><text:span text:style-name="T2">artifactId</text:span><text:span text:style-name="T1">&gt;</text:span></text:p>
      <text:p text:style-name="P4"><text:span text:style-name="T3"><text:s text:c="4"/><text:tab/></text:span><text:span text:style-name="T1">&lt;</text:span><text:span text:style-name="T2">version</text:span><text:span text:style-name="T1">&gt;</text:span><text:span text:style-name="T3">0.0.1-SNAPSHOT</text:span><text:span text:style-name="T1">&lt;/</text:span><text:span text:style-name="T2">version</text:span><text:span text:style-name="T1">&gt;</text:span></text:p>
      <text:p text:style-name="P1"><text:span text:style-name="T3"><text:s text:c="4"/></text:span><text:span text:style-name="T1">&lt;/</text:span><text:span text:style-name="T2">dependency</text:span><text:span text:style-name="T1">&gt;</text:span></text:p>
      <text:p text:style-name="P1"/>
      <text:p text:style-name="P1"/>
      <text:p text:style-name="P1"><text:span text:style-name="T1">&lt;</text:span><text:span text:style-name="T2">plugin</text:span><text:span text:style-name="T1">&gt;</text:span></text:p>
      <text:p text:style-name="P4"><text:span text:style-name="T3"><text:tab/><text:tab/><text:tab/><text:tab/></text:span><text:span text:style-name="T1">&lt;</text:span><text:span text:style-name="T2">groupId</text:span><text:span text:style-name="T1">&gt;</text:span><text:span text:style-name="T3">org.apache.maven.plugins</text:span><text:span text:style-name="T1">&lt;/</text:span><text:span text:style-name="T2">groupId</text:span><text:span text:style-name="T1">&gt;</text:span></text:p>
      <text:p text:style-name="P4"><text:span text:style-name="T3"><text:tab/><text:tab/><text:tab/><text:tab/></text:span><text:span text:style-name="T1">&lt;</text:span><text:span text:style-name="T2">artifactId</text:span><text:span text:style-name="T1">&gt;</text:span><text:span text:style-name="T3">maven-surefire-plugin</text:span><text:span text:style-name="T1">&lt;/</text:span><text:span text:style-name="T2">artifactId</text:span><text:span text:style-name="T1">&gt;</text:span></text:p>
      <text:p text:style-name="P4"><text:span text:style-name="T3"><text:tab/><text:tab/><text:tab/><text:tab/></text:span><text:span text:style-name="T1">&lt;</text:span><text:span text:style-name="T2">version</text:span><text:span text:style-name="T1">&gt;</text:span><text:span text:style-name="T3">2.22.2</text:span><text:span text:style-name="T1">&lt;/</text:span><text:span text:style-name="T2">version</text:span><text:span text:style-name="T1">&gt;</text:span></text:p>
      <text:p text:style-name="P4"><text:span text:style-name="T3"><text:tab/><text:tab/><text:tab/><text:tab/></text:span><text:span text:style-name="T1">&lt;</text:span><text:span text:style-name="T2">configuration</text:span><text:span text:style-name="T1">&gt;</text:span></text:p>
      <text:p text:style-name="P4"><text:span text:style-name="T4">//</text:span><text:span text:style-name="T6">Not sure about this line yet everything else should be correct</text:span><text:span text:style-name="T3"><text:tab/><text:tab/><text:tab/><text:tab/></text:span><text:span text:style-name="T1">&lt;</text:span><text:span text:style-name="T2">argLine</text:span><text:span text:style-name="T1">&gt;</text:span><text:span text:style-name="T3">${com.se4367:Testing_Project:jar}=${project.groupid}</text:span><text:span text:style-name="T1">&lt;/</text:span><text:span text:style-name="T2">argLine</text:span><text:span text:style-name="T1">&gt;</text:span></text:p>
      <text:p text:style-name="P4"><text:span text:style-name="T3"><text:s text:c="12"/><text:tab/></text:span><text:span text:style-name="T1">&lt;</text:span><text:span text:style-name="T2">properties</text:span><text:span text:style-name="T1">&gt;</text:span></text:p>
      <text:p text:style-name="P4"><text:span text:style-name="T3"><text:s text:c="12"/><text:tab/><text:tab/></text:span><text:span text:style-name="T1">&lt;</text:span><text:span text:style-name="T2">property</text:span><text:span text:style-name="T1">&gt;</text:span></text:p>
      <text:p text:style-name="P4"><text:span text:style-name="T3"><text:s text:c="12"/><text:tab/><text:tab/><text:tab/></text:span><text:span text:style-name="T1">&lt;</text:span><text:span text:style-name="T2">name</text:span><text:span text:style-name="T1">&gt;</text:span><text:span text:style-name="T3">listener</text:span><text:span text:style-name="T1">&lt;/</text:span><text:span text:style-name="T2">name</text:span><text:span text:style-name="T1">&gt;</text:span></text:p>
      <text:p text:style-name="P4"><text:span text:style-name="T3"><text:s text:c="12"/><text:tab/><text:tab/><text:tab/></text:span><text:span text:style-name="T1">&lt;</text:span><text:span text:style-name="T2">value</text:span><text:span text:style-name="T1">&gt;</text:span><text:span text:style-name="T3">com.se4367.agents.JUnitListener</text:span><text:span text:style-name="T1">&lt;/</text:span><text:span text:style-name="T2">value</text:span><text:span text:style-name="T1">&gt;</text:span></text:p>
      <text:p text:style-name="P4"><text:span text:style-name="T3"><text:s text:c="12"/><text:tab/><text:tab/><text:tab/></text:span><text:span text:style-name="T1">&lt;/</text:span><text:span text:style-name="T2">property</text:span><text:span text:style-name="T1">&gt;</text:span></text:p>
      <text:p text:style-name="P4"><text:span text:style-name="T3"><text:s text:c="12"/><text:tab/></text:span><text:span text:style-name="T1">&lt;/</text:span><text:span text:style-name="T2">properties</text:span><text:span text:style-name="T1">&gt;</text:span></text:p>
      <text:p text:style-name="P4"><text:span text:style-name="T3"><text:s text:c="12"/><text:tab/></text:span><text:span text:style-name="T1">&lt;/</text:span><text:span text:style-name="T2">configuration</text:span><text:span text:style-name="T1">&gt;</text:span></text:p>
      <text:p text:style-name="P1"><text:span text:style-name="T3"><text:tab/><text:tab/><text:tab/></text:span><text:span text:style-name="T1">&lt;/</text:span><text:span text:style-name="T2">plugin</text:span>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1:24:13.106883494</meta:creation-date>
    <dc:date>2019-10-19T22:05:16.530912773</dc:date>
    <meta:editing-duration>PT30M9S</meta:editing-duration>
    <meta:editing-cycles>1</meta:editing-cycles>
    <meta:document-statistic meta:table-count="0" meta:image-count="0" meta:object-count="0" meta:page-count="1" meta:paragraph-count="24" meta:word-count="70" meta:character-count="920" meta:non-whitespace-character-count="728"/>
    <meta:generator>LibreOffice/6.1.5.2$Linux_X86_64 LibreOffice_project/10$Build-2</meta:generator>
  </office:meta>
</office:document-meta>
</file>